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900000093AE19B98871018103.png" manifest:media-type="image/png"/>
  <manifest:file-entry manifest:full-path="Pictures/1000000000000170000000C14E3446A2A9955ECF.png" manifest:media-type="image/png"/>
  <manifest:file-entry manifest:full-path="Pictures/1000000000000675000003D161FA833EF46FA12C.png" manifest:media-type="image/png"/>
  <manifest:file-entry manifest:full-path="Pictures/100000000000015D00000043C0BE2A229C854E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6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cm"/>
    </style:style>
    <style:style style:name="gr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26.339cm" svg:height="15.567cm" svg:x="1.016cm" svg:y="0.201cm">
          <draw:image xlink:href="Pictures/1000000000000675000003D161FA833EF46FA12C.png" xlink:type="simple" xlink:show="embed" xlink:actuate="onLoad">
            <text:p/>
          </draw:image>
        </draw:frame>
        <draw:frame draw:style-name="gr2" draw:text-style-name="P2" draw:layer="layout" svg:width="10.414cm" svg:height="1.796cm" svg:x="10.922cm" svg:y="0.508cm">
          <draw:text-box>
            <text:p><text:span text:style-name="T1">横坐标：中心区宽度（二维正方格子）</text:span></text:p>
            <text:p><text:span text:style-name="T1">纵坐标：计算</text:span><text:span text:style-name="T1">100</text:span><text:span text:style-name="T1">次花费的时间，单位：秒</text:span></text:p>
          </draw:text-box>
        </draw:frame>
        <draw:frame draw:style-name="gr3" draw:text-style-name="P3" draw:layer="layout" svg:width="7.366cm" svg:height="1.413cm" svg:x="4.28cm" svg:y="1.778cm">
          <draw:image xlink:href="Pictures/100000000000015D00000043C0BE2A229C854E61.png" xlink:type="simple" xlink:show="embed" xlink:actuate="onLoad">
            <text:p/>
          </draw:image>
        </draw:frame>
        <draw:frame draw:style-name="gr4" draw:text-style-name="P4" draw:layer="layout" svg:width="1.488cm" svg:height="0.962cm" svg:x="2.54cm" svg:y="1.882cm">
          <draw:text-box>
            <text:p>LU:</text:p>
          </draw:text-box>
        </draw:frame>
        <draw:frame draw:style-name="gr5" draw:text-style-name="P4" draw:layer="layout" svg:width="0.997cm" svg:height="0.962cm" svg:x="2.813cm" svg:y="5.238cm">
          <draw:text-box>
            <text:p>T:</text:p>
          </draw:text-box>
        </draw:frame>
        <draw:frame draw:style-name="gr6" draw:text-style-name="P4" draw:layer="layout" svg:width="2.157cm" svg:height="0.962cm" svg:x="2.286cm" svg:y="8.994cm">
          <draw:text-box>
            <text:p>dosR:</text:p>
          </draw:text-box>
        </draw:frame>
        <draw:frame draw:style-name="gr7" draw:text-style-name="P4" draw:layer="layout" svg:width="5.08cm" svg:height="2.384cm" svg:x="15.748cm" svg:y="3.81cm">
          <draw:text-box>
            <text:p>参数:t=1,</text:p>
            <text:p>One subband</text:p>
            <text:p>Ndis=100</text:p>
          </draw:text-box>
        </draw:frame>
        <draw:frame draw:style-name="gr3" draw:text-style-name="P3" draw:layer="layout" svg:width="8.382cm" svg:height="4.395cm" svg:x="4.318cm" svg:y="3.629cm">
          <draw:image xlink:href="Pictures/1000000000000170000000C14E3446A2A9955ECF.png" xlink:type="simple" xlink:show="embed" xlink:actuate="onLoad">
            <text:p/>
          </draw:image>
        </draw:frame>
        <draw:frame draw:style-name="gr3" draw:text-style-name="P3" draw:layer="layout" svg:width="7.937cm" svg:height="3.094cm" svg:x="4.318cm" svg:y="8.232cm">
          <draw:image xlink:href="Pictures/100000000000017900000093AE19B98871018103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shrink-to-fit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draw:frame draw:name="PlaceHolder 1" presentation:style-name="Title_2c__20_Content_20_over_20_Content-title" draw:layer="backgroundobjects" svg:width="25.199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9cm" svg:height="4.356cm" svg:x="1.4cm" svg:y="3.685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9cm" svg:height="4.356cm" svg:x="1.4cm" svg:y="8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19.797cm" svg:height="11.136cm" svg:x="0.601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5T17:09:39</meta:creation-date>
    <dc:language>en-US</dc:language>
    <dc:date>2021-03-29T17:00:20.832403726</dc:date>
    <meta:editing-cycles>1038</meta:editing-cycles>
    <dc:title>PowerPoint 演示文稿</dc:title>
    <meta:editing-duration>P24DT16H16M24S</meta:editing-duration>
    <meta:generator>LibreOffice/6.0.7.3$Linux_X86_64 LibreOffice_project/00m0$Build-3</meta:generator>
    <meta:document-statistic meta:object-count="3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自定义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